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ssThroughFilterChain.doFilter( ServletRequest request , 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ssThroughFilterChain.PassThroughFilterChain( Servlet serv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ssThroughFilterChain.PassThroughFilterChain( Filter filter , FilterChain nextFilter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